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Light 10" svg:font-family="'LM Mono Light 10'" style:font-pitch="fixed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75in" fo:margin-right="0in" fo:text-indent="0in" style:auto-text-indent="false" style:page-number="auto" fo:background-color="transparent"/>
      <style:text-properties style:font-name="LM Mono Light 10" officeooo:rsid="000dec5b" officeooo:paragraph-rsid="000dec5b"/>
    </style:style>
    <style:style style:name="P2" style:family="paragraph" style:parent-style-name="Standard">
      <loext:graphic-properties draw:fill="none"/>
      <style:paragraph-properties fo:margin-left="-0.75in" fo:margin-right="0in" fo:text-indent="0in" style:auto-text-indent="false" fo:background-color="transparent"/>
      <style:text-properties style:font-name="LM Mono Light 10" officeooo:rsid="000dec5b" officeooo:paragraph-rsid="000dec5b"/>
    </style:style>
    <style:style style:name="P3" style:family="paragraph" style:parent-style-name="Standard">
      <loext:graphic-properties draw:fill="none"/>
      <style:paragraph-properties fo:margin-left="-0.75in" fo:margin-right="0in" fo:text-indent="0in" style:auto-text-indent="false" fo:background-color="transparent"/>
      <style:text-properties style:font-name="LM Mono Light 10" officeooo:rsid="000dec5b" officeooo:paragraph-rsid="000e82bf"/>
    </style:style>
    <style:style style:name="P4" style:family="paragraph" style:parent-style-name="Standard">
      <loext:graphic-properties draw:fill="none"/>
      <style:paragraph-properties fo:margin-left="-0.75in" fo:margin-right="0in" fo:text-indent="0in" style:auto-text-indent="false" fo:background-color="transparent"/>
      <style:text-properties style:font-name="LM Mono Light 10" officeooo:rsid="000dec5b" officeooo:paragraph-rsid="000f82c5"/>
    </style:style>
    <style:style style:name="P5" style:family="paragraph" style:parent-style-name="Standard">
      <loext:graphic-properties draw:fill="none"/>
      <style:paragraph-properties fo:margin-left="-0.75in" fo:margin-right="0in" fo:text-indent="0in" style:auto-text-indent="false" fo:background-color="transparent"/>
      <style:text-properties style:font-name="LM Mono Light 10" officeooo:rsid="000f82c5" officeooo:paragraph-rsid="000f82c5"/>
    </style:style>
    <style:style style:name="P6" style:family="paragraph" style:parent-style-name="Standard" style:master-page-name="">
      <loext:graphic-properties draw:fill="none"/>
      <style:paragraph-properties fo:margin-left="0in" fo:margin-right="0in" fo:text-indent="-0.75in" style:auto-text-indent="false" style:page-number="auto" fo:background-color="transparent"/>
      <style:text-properties officeooo:rsid="000dec5b" officeooo:paragraph-rsid="000dec5b"/>
    </style:style>
    <style:style style:name="P7" style:family="paragraph" style:parent-style-name="Standard">
      <loext:graphic-properties draw:fill="none"/>
      <style:paragraph-properties fo:margin-left="0in" fo:margin-right="0in" fo:text-indent="-0.75in" style:auto-text-indent="false" fo:background-color="transparent"/>
      <style:text-properties officeooo:paragraph-rsid="000dec5b"/>
    </style:style>
    <style:style style:name="P8" style:family="paragraph" style:parent-style-name="Standard">
      <loext:graphic-properties draw:fill="none"/>
      <style:paragraph-properties fo:margin-left="0in" fo:margin-right="0in" fo:text-indent="-0.75in" style:auto-text-indent="false" fo:background-color="transparent"/>
      <style:text-properties officeooo:rsid="000f82c5" officeooo:paragraph-rsid="000f82c5"/>
    </style:style>
    <style:style style:name="P9" style:family="paragraph" style:parent-style-name="Standard">
      <loext:graphic-properties draw:fill="none"/>
      <style:paragraph-properties fo:margin-left="-0.75in" fo:margin-right="0in" fo:text-indent="0in" style:auto-text-indent="false" fo:background-color="transparent"/>
      <style:text-properties style:font-name="TlwgTypewriter" officeooo:rsid="000e82bf" officeooo:paragraph-rsid="000dec5b"/>
    </style:style>
    <style:style style:name="P10" style:family="paragraph" style:parent-style-name="Standard">
      <loext:graphic-properties draw:fill="none"/>
      <style:paragraph-properties fo:margin-left="-0.75in" fo:margin-right="0in" fo:text-indent="0in" style:auto-text-indent="false" fo:background-color="transparent"/>
      <style:text-properties style:font-name="TlwgTypewriter" fo:font-style="normal" officeooo:rsid="000ec360" officeooo:paragraph-rsid="000e82bf" style:font-style-asian="normal" style:font-style-complex="normal"/>
    </style:style>
    <style:style style:name="T1" style:family="text">
      <style:text-properties style:font-name="TlwgTypewriter"/>
    </style:style>
    <style:style style:name="T2" style:family="text">
      <style:text-properties style:font-name="TlwgTypewriter" officeooo:rsid="000dec5b"/>
    </style:style>
    <style:style style:name="T3" style:family="text">
      <style:text-properties style:font-name="TlwgTypewriter" officeooo:rsid="000e82bf"/>
    </style:style>
    <style:style style:name="T4" style:family="text">
      <style:text-properties style:font-name="TlwgTypewriter" fo:font-style="italic" style:font-style-asian="italic" style:font-style-complex="italic"/>
    </style:style>
    <style:style style:name="T5" style:family="text">
      <style:text-properties style:font-name="TlwgTypewriter" fo:font-style="italic" officeooo:rsid="000e82bf" style:font-style-asian="italic" style:font-style-complex="italic"/>
    </style:style>
    <style:style style:name="T6" style:family="text">
      <style:text-properties style:font-name="TlwgTypewriter" fo:font-style="italic" officeooo:rsid="000f82c5" style:font-style-asian="italic" style:font-style-complex="italic"/>
    </style:style>
    <style:style style:name="T7" style:family="text">
      <style:text-properties style:font-name="TlwgTypewriter" fo:font-style="normal" style:font-style-asian="normal" style:font-style-complex="normal"/>
    </style:style>
    <style:style style:name="T8" style:family="text">
      <style:text-properties style:font-name="TlwgTypewriter" fo:font-style="normal" officeooo:rsid="000e82bf" style:font-style-asian="normal" style:font-style-complex="normal"/>
    </style:style>
    <style:style style:name="T9" style:family="text">
      <style:text-properties style:font-name="TlwgTypewriter" fo:font-style="normal" officeooo:rsid="000ec360" style:font-style-asian="normal" style:font-style-complex="normal"/>
    </style:style>
    <style:style style:name="T10" style:family="text">
      <style:text-properties style:font-name="TlwgTypewriter" fo:font-style="normal" officeooo:rsid="000f82c5" style:font-style-asian="normal" style:font-style-complex="normal"/>
    </style:style>
    <style:style style:name="T11" style:family="text">
      <style:text-properties style:font-name="TlwgTypewriter" fo:font-weight="bold" officeooo:rsid="000dec5b" style:font-weight-asian="bold" style:font-weight-complex="bold"/>
    </style:style>
    <style:style style:name="T12" style:family="text">
      <style:text-properties style:font-name="TlwgTypewriter" fo:font-weight="bold" officeooo:rsid="000e82bf" style:font-weight-asian="bold" style:font-weight-complex="bold"/>
    </style:style>
    <style:style style:name="T13" style:family="text">
      <style:text-properties style:font-name="TlwgTypewriter" style:text-underline-style="solid" style:text-underline-width="auto" style:text-underline-color="font-color" officeooo:rsid="000e82bf"/>
    </style:style>
    <style:style style:name="T14" style:family="text">
      <style:text-properties style:font-name="TlwgTypewriter" fo:font-size="11pt" officeooo:rsid="000e82bf" style:font-size-asian="11pt" style:font-size-complex="11pt"/>
    </style:style>
    <style:style style:name="T15" style:family="text">
      <style:text-properties style:font-name="TlwgTypewriter" fo:font-size="11pt" fo:font-style="italic" officeooo:rsid="000e82bf" style:font-size-asian="11pt" style:font-style-asian="italic" style:font-size-complex="11pt" style:font-style-complex="italic"/>
    </style:style>
    <style:style style:name="T16" style:family="text">
      <style:text-properties style:font-name="TlwgTypewriter" fo:font-size="11pt" fo:font-style="normal" officeooo:rsid="000e82bf" style:font-size-asian="11pt" style:font-style-asian="normal" style:font-size-complex="11pt" style:font-style-complex="normal"/>
    </style:style>
    <style:style style:name="T17" style:family="text">
      <style:text-properties style:font-name="TlwgTypewriter" officeooo:rsid="001173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training_set</text:span><text:span text:style-name="T1"> = {ensemble des données}</text:span></text:p>
      <text:p text:style-name="P8"><text:span text:style-name="T4">ensemble_regles</text:span><text:span text:style-name="T1"> = {}</text:span></text:p>
      <text:p text:style-name="P7"><text:span text:style-name="T11">Pour</text:span><text:span text:style-name="T2"> Chaque Classe: </text:span></text:p>
      <text:p text:style-name="P1"><text:span text:style-name="T1"><text:tab/></text:span><text:span text:style-name="T4">current_data</text:span><text:span text:style-name="T1"> = {</text:span><text:span text:style-name="T17">données </text:span><text:span text:style-name="T1">réprésentant cette classe}</text:span></text:p>
      <text:p text:style-name="P2"><text:span text:style-name="T1"><text:tab/>Prepocessing(</text:span><text:span text:style-name="T4">current_data</text:span><text:span text:style-name="T1">)</text:span></text:p>
      <text:p text:style-name="P2"><text:span text:style-name="T1"><text:tab/></text:span><text:span text:style-name="T3">Generation_Espace_Recherche(</text:span><text:span text:style-name="T5">current_data</text:span><text:span text:style-name="T3">)</text:span></text:p>
      <text:p text:style-name="P9"><text:tab/>Generation_population_initiale()</text:p>
      <text:p text:style-name="P2"><text:span text:style-name="T3"><text:tab/></text:span><text:span text:style-name="T5">Generation</text:span><text:span text:style-name="T3"> = 0</text:span></text:p>
      <text:p text:style-name="P3"><text:span text:style-name="T3"><text:tab/></text:span><text:span text:style-name="T12">Tant Que</text:span><text:span text:style-name="T3"> </text:span><text:span text:style-name="T5">Generation</text:span><text:span text:style-name="T3"> &lt; </text:span><text:span text:style-name="T13">Max_Generation</text:span><text:span text:style-name="T3"> : </text:span></text:p>
      <text:p text:style-name="P3"><text:span text:style-name="T3"><text:tab/><text:tab/></text:span><text:span text:style-name="T14">/</text:span><text:span text:style-name="T15">*Algorithme évolution classique*</text:span><text:span text:style-name="T16">/</text:span></text:p>
      <text:p text:style-name="P3"><text:span text:style-name="T8"><text:tab/><text:tab/></text:span><text:span text:style-name="T9">Evaluation_Individus()</text:span></text:p>
      <text:p text:style-name="P10"><text:tab/><text:tab/>Selection_Pour_Reproduction()</text:p>
      <text:p text:style-name="P10"><text:tab/><text:tab/>Croisement()/ Mutations()</text:p>
      <text:p text:style-name="P10"><text:tab/><text:tab/>Selection_Pour_Remplacement()</text:p>
      <text:p text:style-name="P3"><text:span text:style-name="T9"><text:tab/><text:tab/></text:span><text:span text:style-name="T10">Formation_Generation_Suivante()</text:span></text:p>
      <text:p text:style-name="P3"><text:span text:style-name="T10"><text:tab/><text:tab/></text:span><text:span text:style-name="T6">Generation</text:span><text:span text:style-name="T10"> += 1</text:span></text:p>
      <text:p text:style-name="P3"><text:span text:style-name="T10"><text:tab/></text:span><text:span text:style-name="T6">regles</text:span><text:span text:style-name="T10"> = Extraction_regles_individus()</text:span></text:p>
      <text:p text:style-name="P4"><text:span text:style-name="T10"><text:tab/></text:span><text:span text:style-name="T6">ensemble_regles</text:span><text:span text:style-name="T10"> = <text:s/></text:span><text:span text:style-name="T6">ensemble_regles</text:span><text:span text:style-name="T10"> U </text:span><text:span text:style-name="T6">regles</text:span></text:p>
      <text:p text:style-name="P5"><text:span text:style-name="T10">G</text:span><text:span text:style-name="T7">enerationclassifieur(ensemble_regle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Light 10" svg:font-family="'LM Mono Light 10'" style:font-pitch="fixed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4:55:52.699013281</meta:creation-date>
    <dc:date>2020-04-09T15:38:02.160370788</dc:date>
    <meta:editing-duration>PT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50" meta:character-count="605" meta:non-whitespace-character-count="549"/>
  </office:meta>
</office:document-meta>
</file>